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6b60" officeooo:paragraph-rsid="00166b60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5" style:family="paragraph" style:parent-style-name="Preformatted_20_Text">
      <style:text-properties officeooo:paragraph-rsid="00118c27"/>
    </style:style>
    <style:style style:name="P6" style:family="paragraph" style:parent-style-name="Preformatted_20_Text">
      <style:text-properties officeooo:paragraph-rsid="000c7965"/>
    </style:style>
    <style:style style:name="P7" style:family="paragraph" style:parent-style-name="Standard">
      <style:text-properties officeooo:paragraph-rsid="000a0946"/>
    </style:style>
    <style:style style:name="P8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9" style:family="paragraph" style:parent-style-name="Preformatted_20_Text">
      <style:text-properties fo:font-size="18pt" officeooo:paragraph-rsid="0021d034" style:font-size-asian="18pt" style:font-size-complex="18pt"/>
    </style:style>
    <style:style style:name="P10" style:family="paragraph" style:parent-style-name="Preformatted_20_Text">
      <style:text-properties fo:font-size="18pt" officeooo:rsid="0021d034" officeooo:paragraph-rsid="0021d034" style:font-size-asian="18pt" style:font-size-complex="18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1795b" officeooo:paragraph-rsid="0021795b" style:font-name-asian="Liberation Mono" style:font-size-asian="24pt" style:font-name-complex="Liberation Mono" style:font-size-complex="24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c679" officeooo:paragraph-rsid="001b99d8" style:font-name-asian="Liberation Mono" style:font-size-asian="24pt" style:font-name-complex="Liberation Mono" style:font-size-complex="24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1d034" officeooo:paragraph-rsid="0021d034" style:font-name-asian="Liberation Mono" style:font-size-asian="24pt" style:font-name-complex="Liberation Mono" style:font-size-complex="24pt"/>
    </style:style>
    <style:style style:name="P14" style:family="paragraph" style:parent-style-name="Preformatted_20_Text">
      <style:text-properties fo:font-size="24pt" officeooo:rsid="0021795b" officeooo:paragraph-rsid="0021795b" style:font-size-asian="24pt" style:font-size-complex="24pt"/>
    </style:style>
    <style:style style:name="P15" style:family="paragraph" style:parent-style-name="Preformatted_20_Text">
      <style:text-properties officeooo:paragraph-rsid="0021d034"/>
    </style:style>
    <style:style style:name="P16" style:family="paragraph" style:parent-style-name="Preformatted_20_Text">
      <style:text-properties officeooo:paragraph-rsid="0021795b"/>
    </style:style>
    <style:style style:name="P17" style:family="paragraph" style:parent-style-name="Preformatted_20_Text">
      <style:text-properties officeooo:rsid="0021d034" officeooo:paragraph-rsid="0021d034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1d034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1795b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1d034" style:font-name-asian="Liberation Mono" style:font-size-asian="18pt" style:font-name-complex="Liberation Mono" style:font-size-complex="18pt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21d034" style:font-name-asian="Liberation Mono" style:font-name-complex="Liberation Mono"/>
    </style:style>
    <style:style style:name="T10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1795b" style:font-name-asian="Liberation Mono" style:font-size-asian="20pt" style:font-name-complex="Liberation Mono" style:font-size-complex="20pt"/>
    </style:style>
    <style:style style:name="T11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1d034" style:font-name-asian="Liberation Mono" style:font-size-asian="20pt" style:font-name-complex="Liberation Mono" style:font-size-complex="20pt"/>
    </style:style>
    <style:style style:name="T12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1795b" style:font-name-asian="Liberation Mono" style:font-size-asian="22pt" style:font-name-complex="Liberation Mono" style:font-size-complex="22pt"/>
    </style:style>
    <style:style style:name="T13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1d034" style:font-name-asian="Liberation Mono" style:font-size-asian="22pt" style:font-name-complex="Liberation Mono" style:font-size-complex="22pt"/>
    </style:style>
    <style:style style:name="T14" style:family="text">
      <style:text-properties fo:font-size="36pt" officeooo:rsid="000a0946" style:font-size-asian="36pt" style:font-size-complex="36pt"/>
    </style:style>
    <style:style style:name="T15" style:family="text">
      <style:text-properties fo:font-size="36pt" officeooo:rsid="001f81e5" style:font-size-asian="36pt" style:font-size-complex="36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officeooo:rsid="0021d034" style:font-size-asian="18pt" style:font-size-complex="18pt"/>
    </style:style>
    <style:style style:name="T18" style:family="text">
      <style:text-properties officeooo:rsid="0021d034"/>
    </style:style>
    <style:style style:name="T19" style:family="text">
      <style:text-properties style:text-position="super 58%" officeooo:rsid="0021d034"/>
    </style:style>
    <style:style style:name="T20" style:family="text">
      <style:text-properties style:text-position="super 58%" fo:font-size="18pt" officeooo:rsid="0021d034" style:font-size-asian="18pt" style:font-size-complex="18pt"/>
    </style:style>
    <style:style style:name="T21" style:family="text">
      <style:text-properties style:text-position="0% 100%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officeooo:rsid="0021d034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5">Smokey</text:span><text:span text:style-name="T14"> – </text:span><text:span text:style-name="T15">You Really Got a Hold</text:span></text:p>
      <text:p text:style-name="P8"/>
      <text:p text:style-name="P5"><text:span text:style-name="T1">[</text:span><text:span text:style-name="T3">Intro</text:span><text:span text:style-name="T1">]</text:span></text:p>
      <text:p text:style-name="P11">piano lick</text:p>
      <text:p text:style-name="P11">C | am <text:span text:style-name="T16">[2x]</text:span></text:p>
      <text:p text:style-name="P2"/>
      <text:p text:style-name="P5"><text:span text:style-name="T1">[Verse] <text:s/></text:span><text:span text:style-name="T6"><text:s/></text:span></text:p>
      <text:p text:style-name="P14"><text:span text:style-name="T8">C | C | am | am | C C7 | F | D G7</text:span></text:p>
      <text:p text:style-name="P1"/>
      <text:p text:style-name="P6"><text:span text:style-name="T1">[</text:span><text:span text:style-name="T3">Chorus</text:span><text:span text:style-name="T1">]</text:span></text:p>
      <text:p text:style-name="P11">C <text:s/>| C | am | am </text:p>
      <text:p text:style-name="P16"><text:span text:style-name="T10">C7 </text:span><text:span text:style-name="T11">| F | C [break] | C G7</text:span><text:span text:style-name="T7"> [only after 1stx]</text:span></text:p>
      <text:p text:style-name="P11"/>
      <text:p text:style-name="P13">[Instrumental break]</text:p>
      <text:p text:style-name="P9"><text:span text:style-name="T9">piano lick</text:span></text:p>
      <text:p text:style-name="P15"><text:span text:style-name="T4">C C7 | am G C | C C7 | am G am</text:span></text:p>
      <text:p text:style-name="P15"><text:span text:style-name="T4"/></text:p>
      <text:p text:style-name="P17"><text:span text:style-name="T2">[Fade out]</text:span></text:p>
      <text:p text:style-name="P10"><text:span text:style-name="T8">First four bars of chorus</text:span></text:p>
      <text:p text:style-name="P12"/>
      <text:p text:style-name="P3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06T14:36:54.102755860</dc:date>
    <meta:editing-duration>PT1H37M17S</meta:editing-duration>
    <meta:editing-cycles>19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4" meta:word-count="73" meta:character-count="264" meta:non-whitespace-character-count="199"/>
  </office:meta>
</office:document-meta>
</file>